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cm" svg:stroke-color="#2a6099" draw:stroke-linejoin="round" svg:stroke-linecap="butt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4" style:family="graphic" style:parent-style-name="standard">
      <style:graphic-properties draw:stroke="solid" svg:stroke-width="0cm" svg:stroke-color="#2a6099" draw:stroke-linejoin="round" svg:stroke-linecap="butt" draw:fill="none"/>
    </style:style>
    <style:style style:name="gr5" style:family="graphic" style:parent-style-name="standard">
      <style:graphic-properties draw:stroke="solid" svg:stroke-width="0.003cm" svg:stroke-color="#2a6099" draw:stroke-linejoin="miter" svg:stroke-linecap="butt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solid" draw:fill-color="#2a6099"/>
    </style:style>
    <style:style style:name="gr7" style:family="graphic" style:parent-style-name="standard">
      <style:graphic-properties draw:stroke="solid" svg:stroke-width="0cm" svg:stroke-color="#ff4000" draw:stroke-linejoin="round" svg:stroke-linecap="butt" draw:fill="none"/>
    </style:style>
    <style:style style:name="gr8" style:family="graphic" style:parent-style-name="standard">
      <style:graphic-properties draw:stroke="solid" svg:stroke-width="0.003cm" svg:stroke-color="#3465a4" draw:stroke-linejoin="miter" svg:stroke-linecap="butt" draw:fill="none" fo:padding-top="0.001cm" fo:padding-bottom="0.001cm" fo:padding-left="0.001cm" fo:padding-right="0.001cm"/>
    </style:style>
    <style:style style:name="gr9" style:family="graphic" style:parent-style-name="standard">
      <style:graphic-properties draw:stroke="none" draw:fill="solid" draw:fill-color="#3465a4"/>
    </style:style>
    <style:style style:name="gr10" style:family="graphic" style:parent-style-name="standard">
      <style:graphic-properties draw:stroke="solid" svg:stroke-width="0cm" svg:stroke-color="#ff0000" draw:stroke-linejoin="round" svg:stroke-linecap="butt" draw:fill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2a6099"/>
    </style:style>
    <style:style style:name="P6" style:family="paragraph">
      <loext:graphic-properties draw:fill="solid" draw:fill-color="#3465a4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1" draw:layer="layout" svg:width="5.398cm" svg:height="0.952cm" svg:x="7.031cm" svg:y="2.269cm" svg:viewBox="0 0 5399 953" draw:points="2700,953 0,953 0,0 5399,0 5399,953">
          <text:p/>
        </draw:polygon>
        <draw:polygon draw:style-name="gr2" draw:text-style-name="P1" draw:layer="layout" svg:width="3.492cm" svg:height="2.222cm" svg:x="4.491cm" svg:y="6.396cm" svg:viewBox="0 0 3493 2223" draw:points="1747,2223 0,2223 0,0 3493,0 3493,2223">
          <text:p/>
        </draw:polygon>
        <draw:frame draw:style-name="gr3" draw:text-style-name="P3" draw:layer="layout" svg:width="2.182cm" svg:height="0.712cm" svg:x="8.64cm" svg:y="2.392cm">
          <draw:text-box>
            <text:p text:style-name="P2"><text:span text:style-name="T1">Firewall</text:span></text:p>
          </draw:text-box>
        </draw:frame>
        <draw:frame draw:style-name="gr3" draw:text-style-name="P3" draw:layer="layout" svg:width="1.128cm" svg:height="0.712cm" svg:x="5.676cm" svg:y="6.798cm">
          <draw:text-box>
            <text:p text:style-name="P2"><text:span text:style-name="T1">LB1</text:span></text:p>
          </draw:text-box>
        </draw:frame>
        <draw:polygon draw:style-name="gr1" draw:text-style-name="P1" draw:layer="layout" svg:width="3.175cm" svg:height="2.222cm" svg:x="12.111cm" svg:y="6.396cm" svg:viewBox="0 0 3176 2223" draw:points="1587,2223 0,2223 0,0 3176,0 3176,2223">
          <text:p/>
        </draw:polygon>
        <draw:polygon draw:style-name="gr4" draw:text-style-name="P4" draw:layer="layout" svg:width="3.175cm" svg:height="2.222cm" svg:x="12.111cm" svg:y="6.396cm" svg:viewBox="0 0 3176 2223" draw:points="1587,2223 0,2223 0,0 3176,0 3176,2223">
          <text:p/>
        </draw:polygon>
        <draw:frame draw:style-name="gr3" draw:text-style-name="P3" draw:layer="layout" svg:width="1.729cm" svg:height="0.712cm" svg:x="5.373cm" svg:y="7.511cm">
          <draw:text-box>
            <text:p text:style-name="P2"><text:span text:style-name="T1">Active</text:span></text:p>
          </draw:text-box>
        </draw:frame>
        <draw:frame draw:style-name="gr3" draw:text-style-name="P3" draw:layer="layout" svg:width="1.128cm" svg:height="0.712cm" svg:x="13.137cm" svg:y="6.798cm">
          <draw:text-box>
            <text:p text:style-name="P2"><text:span text:style-name="T1">LB2</text:span></text:p>
          </draw:text-box>
        </draw:frame>
        <draw:line draw:style-name="gr5" draw:text-style-name="P4" draw:layer="layout" svg:x1="7.984cm" svg:y1="6.714cm" svg:x2="11.831cm" svg:y2="6.714cm">
          <text:p/>
        </draw:line>
        <draw:polygon draw:style-name="gr6" draw:text-style-name="P5" draw:layer="layout" svg:width="0.3cm" svg:height="0.3cm" svg:x="11.811cm" svg:y="6.564cm" svg:viewBox="0 0 301 301" draw:points="0,0 301,150 0,301">
          <text:p/>
        </draw:polygon>
        <draw:line draw:style-name="gr5" draw:text-style-name="P4" draw:layer="layout" svg:x1="12.111cm" svg:y1="7.349cm" svg:x2="8.264cm" svg:y2="7.349cm">
          <text:p/>
        </draw:line>
        <draw:polygon draw:style-name="gr6" draw:text-style-name="P5" draw:layer="layout" svg:width="0.3cm" svg:height="0.3cm" svg:x="7.984cm" svg:y="7.199cm" svg:viewBox="0 0 301 301" draw:points="301,301 0,150 301,0">
          <text:p/>
        </draw:polygon>
        <draw:polygon draw:style-name="gr2" draw:text-style-name="P1" draw:layer="layout" svg:width="3.176cm" svg:height="1.272cm" svg:x="7.983cm" svg:y="4.174cm" svg:viewBox="0 0 3177 1273" draw:points="1588,0 3177,1273 0,1273">
          <text:p/>
        </draw:polygon>
        <draw:frame draw:style-name="gr3" draw:text-style-name="P3" draw:layer="layout" svg:width="2.22cm" svg:height="0.712cm" svg:x="12.591cm" svg:y="7.511cm">
          <draw:text-box>
            <text:p text:style-name="P2"><text:span text:style-name="T1">Passive</text:span></text:p>
          </draw:text-box>
        </draw:frame>
        <draw:line draw:style-name="gr5" draw:text-style-name="P4" draw:layer="layout" svg:x1="9.571cm" svg:y1="3.221cm" svg:x2="9.571cm" svg:y2="3.894cm">
          <text:p/>
        </draw:line>
        <draw:polygon draw:style-name="gr6" draw:text-style-name="P5" draw:layer="layout" svg:width="0.3cm" svg:height="0.299cm" svg:x="9.421cm" svg:y="3.875cm" svg:viewBox="0 0 301 300" draw:points="301,0 151,300 0,0">
          <text:p/>
        </draw:polygon>
        <draw:line draw:style-name="gr5" draw:text-style-name="P4" draw:layer="layout" svg:x1="8.62cm" svg:y1="5.444cm" svg:x2="7.573cm" svg:y2="6.229cm">
          <text:p/>
        </draw:line>
        <draw:polygon draw:style-name="gr6" draw:text-style-name="P5" draw:layer="layout" svg:width="0.331cm" svg:height="0.3cm" svg:x="7.349cm" svg:y="6.096cm" svg:viewBox="0 0 332 301" draw:points="332,241 0,301 151,0">
          <text:p/>
        </draw:polygon>
        <draw:line draw:style-name="gr5" draw:text-style-name="P4" draw:layer="layout" svg:x1="10.524cm" svg:y1="5.444cm" svg:x2="11.872cm" svg:y2="6.253cm">
          <text:p/>
        </draw:line>
        <draw:polygon draw:style-name="gr6" draw:text-style-name="P5" draw:layer="layout" svg:width="0.333cm" svg:height="0.283cm" svg:x="11.778cm" svg:y="6.113cm" svg:viewBox="0 0 334 284" draw:points="155,0 334,284 0,258">
          <text:p/>
        </draw:polygon>
        <draw:polygon draw:style-name="gr2" draw:text-style-name="P1" draw:layer="layout" svg:width="18.098cm" svg:height="14.288cm" svg:x="1.951cm" svg:y="10.206cm" svg:viewBox="0 0 18099 14289" draw:points="9050,14289 0,14289 0,0 18099,0 18099,14289">
          <text:p/>
        </draw:polygon>
        <draw:polygon draw:style-name="gr2" draw:text-style-name="P1" draw:layer="layout" svg:width="6.35cm" svg:height="9.208cm" svg:x="3.539cm" svg:y="14.651cm" svg:viewBox="0 0 6351 9209" draw:points="3175,9209 0,9209 0,0 6351,0 6351,9209">
          <text:p/>
        </draw:polygon>
        <draw:polygon draw:style-name="gr2" draw:text-style-name="P1" draw:layer="layout" svg:width="5.397cm" svg:height="9.208cm" svg:x="11.476cm" svg:y="14.651cm" svg:viewBox="0 0 5398 9209" draw:points="2700,9209 0,9209 0,0 5398,0 5398,9209">
          <text:p/>
        </draw:polygon>
        <draw:polygon draw:style-name="gr2" draw:text-style-name="P1" draw:layer="layout" svg:width="5.398cm" svg:height="1.588cm" svg:x="8.618cm" svg:y="12.428cm" svg:viewBox="0 0 5399 1589" draw:points="2699,1589 0,1589 0,0 5399,0 5399,1589">
          <text:p/>
        </draw:polygon>
        <draw:frame draw:style-name="gr3" draw:text-style-name="P3" draw:layer="layout" svg:width="1.026cm" svg:height="0.712cm" svg:x="9.059cm" svg:y="4.667cm">
          <draw:text-box>
            <text:p text:style-name="P2"><text:span text:style-name="T1">VIP</text:span></text:p>
          </draw:text-box>
        </draw:frame>
        <draw:frame draw:style-name="gr3" draw:text-style-name="P3" draw:layer="layout" svg:width="2.258cm" svg:height="0.712cm" svg:x="10.276cm" svg:y="12.513cm">
          <draw:text-box>
            <text:p text:style-name="P2"><text:span text:style-name="T1">Ingress </text:span></text:p>
          </draw:text-box>
        </draw:frame>
        <draw:line draw:style-name="gr5" draw:text-style-name="P4" draw:layer="layout" svg:x1="6.396cm" svg:y1="8.619cm" svg:x2="8.688cm" svg:y2="9.765cm">
          <text:p/>
        </draw:line>
        <draw:polygon draw:style-name="gr6" draw:text-style-name="P5" draw:layer="layout" svg:width="0.335cm" svg:height="0.267cm" svg:x="8.601cm" svg:y="9.622cm" svg:viewBox="0 0 336 268" draw:points="135,0 336,268 0,268">
          <text:p/>
        </draw:polygon>
        <draw:polygon draw:style-name="gr2" draw:text-style-name="P1" draw:layer="layout" svg:width="1.905cm" svg:height="1.27cm" svg:x="5.761cm" svg:y="17.509cm" svg:viewBox="0 0 1906 1271" draw:points="953,1271 0,1271 0,0 1906,0 1906,1271">
          <text:p/>
        </draw:polygon>
        <draw:frame draw:style-name="gr3" draw:text-style-name="P3" draw:layer="layout" svg:width="2.745cm" svg:height="0.712cm" svg:x="9.945cm" svg:y="13.226cm">
          <draw:text-box>
            <text:p text:style-name="P2"><text:span text:style-name="T1">Controller</text:span></text:p>
          </draw:text-box>
        </draw:frame>
        <draw:polygon draw:style-name="gr2" draw:text-style-name="P1" draw:layer="layout" svg:width="1.905cm" svg:height="1.27cm" svg:x="13.698cm" svg:y="17.509cm" svg:viewBox="0 0 1906 1271" draw:points="954,1271 0,1271 0,0 1906,0 1906,1271">
          <text:p/>
        </draw:polygon>
        <draw:frame draw:style-name="gr3" draw:text-style-name="P3" draw:layer="layout" svg:width="0.634cm" svg:height="0.712cm" svg:x="6.449cm" svg:y="17.791cm">
          <draw:text-box>
            <text:p text:style-name="P2"><text:span text:style-name="T1">M</text:span></text:p>
          </draw:text-box>
        </draw:frame>
        <draw:polygon draw:style-name="gr2" draw:text-style-name="P1" draw:layer="layout" svg:width="1.905cm" svg:height="1.27cm" svg:x="11.793cm" svg:y="17.509cm" svg:viewBox="0 0 1906 1271" draw:points="954,1271 0,1271 0,0 1906,0 1906,1271">
          <text:p/>
        </draw:polygon>
        <draw:frame draw:style-name="gr3" draw:text-style-name="P3" draw:layer="layout" svg:width="0.634cm" svg:height="0.712cm" svg:x="14.351cm" svg:y="17.791cm">
          <draw:text-box>
            <text:p text:style-name="P2"><text:span text:style-name="T1">W</text:span></text:p>
          </draw:text-box>
        </draw:frame>
        <draw:polygon draw:style-name="gr2" draw:text-style-name="P1" draw:layer="layout" svg:width="1.905cm" svg:height="1.27cm" svg:x="3.856cm" svg:y="17.509cm" svg:viewBox="0 0 1906 1271" draw:points="953,1271 0,1271 0,0 1906,0 1906,1271">
          <text:p/>
        </draw:polygon>
        <draw:frame draw:style-name="gr3" draw:text-style-name="P3" draw:layer="layout" svg:width="0.634cm" svg:height="0.712cm" svg:x="12.481cm" svg:y="17.791cm">
          <draw:text-box>
            <text:p text:style-name="P2"><text:span text:style-name="T1">M</text:span></text:p>
          </draw:text-box>
        </draw:frame>
        <draw:polygon draw:style-name="gr2" draw:text-style-name="P1" draw:layer="layout" svg:width="6.986cm" svg:height="1.272cm" svg:x="7.348cm" svg:y="15.286cm" svg:viewBox="0 0 6987 1273" draw:points="0,636 1391,0 1391,317 5597,317 5597,0 6987,636 5597,1273 5597,954 1391,954 1391,1273">
          <text:p/>
        </draw:polygon>
        <draw:frame draw:style-name="gr3" draw:text-style-name="P3" draw:layer="layout" svg:width="0.634cm" svg:height="0.712cm" svg:x="4.544cm" svg:y="17.791cm">
          <draw:text-box>
            <text:p text:style-name="P2"><text:span text:style-name="T1">M</text:span></text:p>
          </draw:text-box>
        </draw:frame>
        <draw:polygon draw:style-name="gr2" draw:text-style-name="P1" draw:layer="layout" svg:width="4.128cm" svg:height="0.635cm" svg:x="7.983cm" svg:y="7.983cm" svg:viewBox="0 0 4129 636" draw:points="2064,636 0,636 0,0 4129,0 4129,636">
          <text:p/>
        </draw:polygon>
        <draw:frame draw:style-name="gr3" draw:text-style-name="P3" draw:layer="layout" svg:width="1.585cm" svg:height="0.712cm" svg:x="10.051cm" svg:y="15.568cm">
          <draw:text-box>
            <text:p text:style-name="P2"><text:span text:style-name="T1">:6443</text:span></text:p>
          </draw:text-box>
        </draw:frame>
        <draw:polygon draw:style-name="gr2" draw:text-style-name="P1" draw:layer="layout" svg:width="3.492cm" svg:height="2.222cm" svg:x="8.936cm" svg:y="9.254cm" svg:viewBox="0 0 3493 2223" draw:points="1746,2223 0,2223 0,0 3493,0 3493,2223">
          <text:p/>
        </draw:polygon>
        <draw:frame draw:style-name="gr3" draw:text-style-name="P3" draw:layer="layout" svg:width="3.13cm" svg:height="0.712cm" svg:x="8.484cm" svg:y="7.948cm">
          <draw:text-box>
            <text:p text:style-name="P2"><text:span text:style-name="T1">Keepalived</text:span></text:p>
          </draw:text-box>
        </draw:frame>
        <draw:line draw:style-name="gr5" draw:text-style-name="P4" draw:layer="layout" svg:x1="10.841cm" svg:y1="11.476cm" svg:x2="10.841cm" svg:y2="12.149cm">
          <text:p/>
        </draw:line>
        <draw:polygon draw:style-name="gr6" draw:text-style-name="P5" draw:layer="layout" svg:width="0.3cm" svg:height="0.299cm" svg:x="10.691cm" svg:y="12.13cm" svg:viewBox="0 0 301 300" draw:points="301,0 150,300 0,0">
          <text:p/>
        </draw:polygon>
        <draw:polygon draw:style-name="gr2" draw:text-style-name="P1" draw:layer="layout" svg:width="4.445cm" svg:height="0.953cm" svg:x="4.173cm" svg:y="25.128cm" svg:viewBox="0 0 4446 954" draw:points="2223,954 0,954 0,0 4446,0 4446,954">
          <text:p/>
        </draw:polygon>
        <draw:frame draw:style-name="gr3" draw:text-style-name="P3" draw:layer="layout" svg:width="2.821cm" svg:height="0.712cm" svg:x="9.275cm" svg:y="10.012cm">
          <draw:text-box>
            <text:p text:style-name="P2"><text:span text:style-name="T1">IC service</text:span></text:p>
          </draw:text-box>
        </draw:frame>
        <draw:polygon draw:style-name="gr2" draw:text-style-name="P1" draw:layer="layout" svg:width="4.762cm" svg:height="0.953cm" svg:x="12.111cm" svg:y="25.128cm" svg:viewBox="0 0 4763 954" draw:points="2381,954 0,954 0,0 4763,0 4763,954">
          <text:p/>
        </draw:polygon>
        <draw:frame draw:style-name="gr3" draw:text-style-name="P3" draw:layer="layout" svg:width="3.101cm" svg:height="0.712cm" svg:x="4.847cm" svg:y="25.252cm">
          <draw:text-box>
            <text:p text:style-name="P2"><text:span text:style-name="T1">Log Server</text:span></text:p>
          </draw:text-box>
        </draw:frame>
        <draw:line draw:style-name="gr5" draw:text-style-name="P4" draw:layer="layout" svg:x1="6.714cm" svg:y1="24.494cm" svg:x2="6.714cm" svg:y2="24.849cm">
          <text:p/>
        </draw:line>
        <draw:polygon draw:style-name="gr6" draw:text-style-name="P5" draw:layer="layout" svg:width="0.3cm" svg:height="0.299cm" svg:x="6.564cm" svg:y="24.83cm" svg:viewBox="0 0 301 300" draw:points="301,0 150,300 0,0">
          <text:p/>
        </draw:polygon>
        <draw:line draw:style-name="gr5" draw:text-style-name="P4" draw:layer="layout" svg:x1="14.334cm" svg:y1="24.494cm" svg:x2="14.334cm" svg:y2="24.849cm">
          <text:p/>
        </draw:line>
        <draw:polygon draw:style-name="gr6" draw:text-style-name="P5" draw:layer="layout" svg:width="0.3cm" svg:height="0.299cm" svg:x="14.184cm" svg:y="24.83cm" svg:viewBox="0 0 301 300" draw:points="301,0 151,300 0,0">
          <text:p/>
        </draw:polygon>
        <draw:line draw:style-name="gr5" draw:text-style-name="P4" draw:layer="layout" svg:x1="10.206cm" svg:y1="1.634cm" svg:x2="10.206cm" svg:y2="1.989cm">
          <text:p/>
        </draw:line>
        <draw:polygon draw:style-name="gr6" draw:text-style-name="P5" draw:layer="layout" svg:width="0.3cm" svg:height="0.299cm" svg:x="10.056cm" svg:y="1.97cm" svg:viewBox="0 0 301 300" draw:points="301,0 150,300 0,0">
          <text:p/>
        </draw:polygon>
        <draw:path draw:style-name="gr1" draw:text-style-name="P1" draw:layer="layout" svg:width="4.763cm" svg:height="2.542cm" svg:x="14.968cm" svg:y="1.316cm" svg:viewBox="0 0 4764 2543" svg:d="M424 843c-87-315 324-612 737-612 130-1 265 28 375 75 107-142 304-229 523-229 147 4 303 47 413 122 80-124 248-199 428-199 152 0 291 55 380 136 101-84 254-136 413-136 257 0 476 132 522 318 249 52 430 221 430 414 0 59-14 116-51 169 106 94 170 210 170 329 0 270-284 496-650 536 0 257-283 459-635 459-123 0-236-23-338-72-92 228-386 390-715 390-245 0-477-98-615-248-131 57-61 92-436 92-307 0-589-119-737-312-352-5-534-158-534-350 0-89 47-170 130-239-151-55-234-167-234-295 0-181 185-328 424-348z">
          <text:p/>
        </draw:path>
        <draw:path draw:style-name="gr4" draw:text-style-name="P4" draw:layer="layout" svg:width="4.763cm" svg:height="2.542cm" svg:x="14.968cm" svg:y="1.316cm" svg:viewBox="0 0 4764 2543" svg:d="M424 843c-87-315 324-612 737-612 130-1 265 28 375 75 107-142 304-229 523-229 147 4 303 47 413 122 80-124 248-199 428-199 152 0 291 55 380 136 101-84 254-136 413-136 257 0 476 132 522 318 249 52 430 221 430 414 0 59-14 116-51 169 106 94 170 210 170 329 0 270-284 496-650 536 0 257-283 459-635 459-123 0-236-23-338-72-92 228-386 390-715 390-245 0-477-98-615-248-131 57-61 92-436 92-307 0-589-119-737-312-352-5-534-158-534-350 0-89 47-170 130-239-151-55-234-167-234-295 0-181 185-328 424-348z">
          <text:p/>
        </draw:path>
        <draw:path draw:style-name="gr4" draw:text-style-name="P4" draw:layer="layout" svg:width="0.035cm" svg:height="0.089cm" svg:x="15.392cm" svg:y="2.159cm" svg:viewBox="0 0 36 90" svg:d="M0 0c6 29 24 62 36 90">
          <text:p/>
        </draw:path>
        <draw:path draw:style-name="gr4" draw:text-style-name="P4" draw:layer="layout" svg:width="0.155cm" svg:height="0.083cm" svg:x="16.504cm" svg:y="1.622cm" svg:viewBox="0 0 156 84" svg:d="M0 0c53 23 113 52 156 84">
          <text:p/>
        </draw:path>
        <draw:path draw:style-name="gr4" draw:text-style-name="P4" draw:layer="layout" svg:width="0.04cm" svg:height="0.084cm" svg:x="17.399cm" svg:y="1.515cm" svg:viewBox="0 0 41 85" svg:d="M41 0c-17 27-30 56-41 85">
          <text:p/>
        </draw:path>
        <draw:path draw:style-name="gr4" draw:text-style-name="P4" draw:layer="layout" svg:width="0.073cm" svg:height="0.1cm" svg:x="18.174cm" svg:y="1.452cm" svg:viewBox="0 0 74 101" svg:d="M74 0c-34 28-52 66-74 101">
          <text:p/>
        </draw:path>
        <draw:path draw:style-name="gr4" draw:text-style-name="P4" draw:layer="layout" svg:width="0.02cm" svg:height="0.08cm" svg:x="19.182cm" svg:y="1.634cm" svg:viewBox="0 0 21 81" svg:d="M0 0c4 22 27 70 19 81">
          <text:p/>
        </draw:path>
        <draw:path draw:style-name="gr4" draw:text-style-name="P4" draw:layer="layout" svg:width="0.159cm" svg:height="0.156cm" svg:x="19.402cm" svg:y="2.217cm" svg:viewBox="0 0 160 157" svg:d="M160 0c-38 61-89 115-160 157">
          <text:p/>
        </draw:path>
        <draw:path draw:style-name="gr4" draw:text-style-name="P4" draw:layer="layout" svg:width="0.367cm" svg:height="0.419cm" svg:x="18.717cm" svg:y="2.663cm" svg:viewBox="0 0 368 420" svg:d="M366 420c19-95-84-331-366-420">
          <text:p/>
        </draw:path>
        <draw:path draw:style-name="gr4" draw:text-style-name="P4" draw:layer="layout" svg:width="0.029cm" svg:height="0.11cm" svg:x="18.108cm" svg:y="3.359cm" svg:viewBox="0 0 30 111" svg:d="M0 111c18-39 25-74 30-111">
          <text:p/>
        </draw:path>
        <draw:path draw:style-name="gr4" draw:text-style-name="P4" draw:layer="layout" svg:width="0.08cm" svg:height="0.102cm" svg:x="16.7cm" svg:y="3.509cm" svg:viewBox="0 0 81 103" svg:d="M81 103c-36-30-57-65-81-103">
          <text:p/>
        </draw:path>
        <draw:path draw:style-name="gr4" draw:text-style-name="P4" draw:layer="layout" svg:width="0.124cm" svg:height="0.023cm" svg:x="15.606cm" svg:y="3.368cm" svg:viewBox="0 0 125 24" svg:d="M0 24c43-5 85-12 125-24">
          <text:p/>
        </draw:path>
        <draw:path draw:style-name="gr4" draw:text-style-name="P4" draw:layer="layout" svg:width="0.278cm" svg:height="0.051cm" svg:x="15.202cm" svg:y="2.802cm" svg:viewBox="0 0 279 52" svg:d="M0 0c73 33 158 59 279 50">
          <text:p/>
        </draw:path>
        <draw:frame draw:style-name="gr3" draw:text-style-name="P3" draw:layer="layout" svg:width="2.711cm" svg:height="0.712cm" svg:x="13.137cm" svg:y="25.252cm">
          <draw:text-box>
            <text:p text:style-name="P2"><text:span text:style-name="T1">Database</text:span></text:p>
          </draw:text-box>
        </draw:frame>
        <draw:line draw:style-name="gr4" draw:text-style-name="P4" draw:layer="layout" svg:x1="10.206cm" svg:y1="1.634cm" svg:x2="15.286cm" svg:y2="1.634cm">
          <text:p/>
        </draw:line>
        <draw:frame draw:style-name="gr3" draw:text-style-name="P3" draw:layer="layout" svg:width="2.153cm" svg:height="0.712cm" svg:x="16.111cm" svg:y="2.177cm">
          <draw:text-box>
            <text:p text:style-name="P2"><text:span text:style-name="T1">Internet</text:span></text:p>
          </draw:text-box>
        </draw:frame>
        <draw:frame draw:style-name="gr3" draw:text-style-name="P3" draw:layer="layout" svg:width="1.907cm" svg:height="0.712cm" svg:x="5.376cm" svg:y="22.715cm">
          <draw:text-box>
            <text:p text:style-name="P2"><text:span text:style-name="T1">Host A</text:span></text:p>
          </draw:text-box>
        </draw:frame>
        <draw:frame draw:style-name="gr3" draw:text-style-name="P3" draw:layer="layout" svg:width="1.907cm" svg:height="0.712cm" svg:x="12.996cm" svg:y="22.715cm">
          <draw:text-box>
            <text:p text:style-name="P2"><text:span text:style-name="T1">Host B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1" draw:layer="layout" svg:width="5.398cm" svg:height="0.952cm" svg:x="7.031cm" svg:y="2.286cm" svg:viewBox="0 0 5399 953" draw:points="2700,953 0,953 0,0 5399,0 5399,953">
          <text:p/>
        </draw:polygon>
        <draw:polygon draw:style-name="gr2" draw:text-style-name="P1" draw:layer="layout" svg:width="3.492cm" svg:height="2.223cm" svg:x="4.491cm" svg:y="6.413cm" svg:viewBox="0 0 3493 2224" draw:points="1747,2224 0,2224 0,0 3493,0 3493,2224">
          <text:p/>
        </draw:polygon>
        <draw:frame draw:style-name="gr3" draw:text-style-name="P3" draw:layer="layout" svg:width="2.182cm" svg:height="0.712cm" svg:x="8.64cm" svg:y="2.41cm">
          <draw:text-box>
            <text:p text:style-name="P2"><text:span text:style-name="T1">Firewall</text:span></text:p>
          </draw:text-box>
        </draw:frame>
        <draw:frame draw:style-name="gr3" draw:text-style-name="P3" draw:layer="layout" svg:width="1.128cm" svg:height="0.712cm" svg:x="5.676cm" svg:y="6.816cm">
          <draw:text-box>
            <text:p text:style-name="P2"><text:span text:style-name="T1">LB1</text:span></text:p>
          </draw:text-box>
        </draw:frame>
        <draw:polygon draw:style-name="gr1" draw:text-style-name="P1" draw:layer="layout" svg:width="3.175cm" svg:height="2.223cm" svg:x="12.111cm" svg:y="6.413cm" svg:viewBox="0 0 3176 2224" draw:points="1587,2224 0,2224 0,0 3176,0 3176,2224">
          <text:p/>
        </draw:polygon>
        <draw:polygon draw:style-name="gr4" draw:text-style-name="P4" draw:layer="layout" svg:width="3.175cm" svg:height="2.223cm" svg:x="12.111cm" svg:y="6.413cm" svg:viewBox="0 0 3176 2224" draw:points="1587,2224 0,2224 0,0 3176,0 3176,2224">
          <text:p/>
        </draw:polygon>
        <draw:frame draw:style-name="gr3" draw:text-style-name="P3" draw:layer="layout" svg:width="1.729cm" svg:height="0.712cm" svg:x="5.373cm" svg:y="7.525cm">
          <draw:text-box>
            <text:p text:style-name="P2"><text:span text:style-name="T1">Active</text:span></text:p>
          </draw:text-box>
        </draw:frame>
        <draw:frame draw:style-name="gr3" draw:text-style-name="P3" draw:layer="layout" svg:width="1.128cm" svg:height="0.712cm" svg:x="13.137cm" svg:y="6.816cm">
          <draw:text-box>
            <text:p text:style-name="P2"><text:span text:style-name="T1">LB2</text:span></text:p>
          </draw:text-box>
        </draw:frame>
        <draw:line draw:style-name="gr5" draw:text-style-name="P4" draw:layer="layout" svg:x1="7.984cm" svg:y1="6.731cm" svg:x2="11.831cm" svg:y2="6.731cm">
          <text:p/>
        </draw:line>
        <draw:polygon draw:style-name="gr6" draw:text-style-name="P5" draw:layer="layout" svg:width="0.3cm" svg:height="0.3cm" svg:x="11.811cm" svg:y="6.581cm" svg:viewBox="0 0 301 301" draw:points="0,0 301,150 0,301">
          <text:p/>
        </draw:polygon>
        <draw:line draw:style-name="gr5" draw:text-style-name="P4" draw:layer="layout" svg:x1="12.111cm" svg:y1="7.366cm" svg:x2="8.264cm" svg:y2="7.366cm">
          <text:p/>
        </draw:line>
        <draw:polygon draw:style-name="gr6" draw:text-style-name="P5" draw:layer="layout" svg:width="0.3cm" svg:height="0.3cm" svg:x="7.984cm" svg:y="7.216cm" svg:viewBox="0 0 301 301" draw:points="301,301 0,151 301,0">
          <text:p/>
        </draw:polygon>
        <draw:polygon draw:style-name="gr2" draw:text-style-name="P1" draw:layer="layout" svg:width="3.176cm" svg:height="1.272cm" svg:x="7.983cm" svg:y="4.191cm" svg:viewBox="0 0 3177 1273" draw:points="1588,0 3177,1273 0,1273">
          <text:p/>
        </draw:polygon>
        <draw:frame draw:style-name="gr3" draw:text-style-name="P3" draw:layer="layout" svg:width="2.22cm" svg:height="0.712cm" svg:x="12.591cm" svg:y="7.525cm">
          <draw:text-box>
            <text:p text:style-name="P2"><text:span text:style-name="T1">Passive</text:span></text:p>
          </draw:text-box>
        </draw:frame>
        <draw:line draw:style-name="gr5" draw:text-style-name="P4" draw:layer="layout" svg:x1="9.571cm" svg:y1="3.238cm" svg:x2="9.571cm" svg:y2="3.911cm">
          <text:p/>
        </draw:line>
        <draw:polygon draw:style-name="gr6" draw:text-style-name="P5" draw:layer="layout" svg:width="0.3cm" svg:height="0.3cm" svg:x="9.421cm" svg:y="3.891cm" svg:viewBox="0 0 301 301" draw:points="301,0 151,301 0,0">
          <text:p/>
        </draw:polygon>
        <draw:line draw:style-name="gr5" draw:text-style-name="P4" draw:layer="layout" svg:x1="8.62cm" svg:y1="5.461cm" svg:x2="7.573cm" svg:y2="6.247cm">
          <text:p/>
        </draw:line>
        <draw:polygon draw:style-name="gr6" draw:text-style-name="P5" draw:layer="layout" svg:width="0.331cm" svg:height="0.3cm" svg:x="7.349cm" svg:y="6.113cm" svg:viewBox="0 0 332 301" draw:points="332,241 0,301 151,0">
          <text:p/>
        </draw:polygon>
        <draw:line draw:style-name="gr5" draw:text-style-name="P4" draw:layer="layout" svg:x1="10.524cm" svg:y1="5.461cm" svg:x2="11.872cm" svg:y2="6.27cm">
          <text:p/>
        </draw:line>
        <draw:polygon draw:style-name="gr6" draw:text-style-name="P5" draw:layer="layout" svg:width="0.333cm" svg:height="0.283cm" svg:x="11.778cm" svg:y="6.13cm" svg:viewBox="0 0 334 284" draw:points="155,0 334,284 0,258">
          <text:p/>
        </draw:polygon>
        <draw:polygon draw:style-name="gr2" draw:text-style-name="P1" draw:layer="layout" svg:width="4.128cm" svg:height="0.635cm" svg:x="7.983cm" svg:y="8.001cm" svg:viewBox="0 0 4129 636" draw:points="2064,636 0,636 0,0 4129,0 4129,636">
          <text:p/>
        </draw:polygon>
        <draw:frame draw:style-name="gr3" draw:text-style-name="P3" draw:layer="layout" svg:width="1.026cm" svg:height="0.712cm" svg:x="9.059cm" svg:y="4.685cm">
          <draw:text-box>
            <text:p text:style-name="P2"><text:span text:style-name="T1">VIP</text:span></text:p>
          </draw:text-box>
        </draw:frame>
        <draw:line draw:style-name="gr7" draw:text-style-name="P4" draw:layer="layout" svg:x1="7.031cm" svg:y1="5.126cm" svg:x2="7.667cm" svg:y2="5.762cm">
          <text:p/>
        </draw:line>
        <draw:line draw:style-name="gr7" draw:text-style-name="P4" draw:layer="layout" svg:x1="7.667cm" svg:y1="5.126cm" svg:x2="7.031cm" svg:y2="5.762cm">
          <text:p/>
        </draw:line>
        <draw:line draw:style-name="gr5" draw:text-style-name="P4" draw:layer="layout" svg:x1="14.017cm" svg:y1="8.619cm" svg:x2="11.652cm" svg:y2="11.577cm">
          <text:p/>
        </draw:line>
        <draw:polygon draw:style-name="gr6" draw:text-style-name="P5" draw:layer="layout" svg:width="0.306cm" svg:height="0.327cm" svg:x="11.476cm" svg:y="11.467cm" svg:viewBox="0 0 307 328" draw:points="307,188 0,328 71,0">
          <text:p/>
        </draw:polygon>
        <draw:polygon draw:style-name="gr2" draw:text-style-name="P1" draw:layer="layout" svg:width="9.525cm" svg:height="4.762cm" svg:x="5.443cm" svg:y="11.794cm" svg:viewBox="0 0 9526 4763" draw:points="4763,4763 0,4763 0,0 9526,0 9526,4763">
          <text:p/>
        </draw:polygon>
        <draw:frame draw:style-name="gr3" draw:text-style-name="P3" draw:layer="layout" svg:width="3.13cm" svg:height="0.712cm" svg:x="8.484cm" svg:y="7.966cm">
          <draw:text-box>
            <text:p text:style-name="P2"><text:span text:style-name="T1">Keepalived</text:span></text:p>
          </draw:text-box>
        </draw:frame>
        <draw:frame draw:style-name="gr3" draw:text-style-name="P3" draw:layer="layout" svg:width="2.186cm" svg:height="0.712cm" svg:x="9.116cm" svg:y="13.822cm">
          <draw:text-box>
            <text:p text:style-name="P2"><text:span text:style-name="T1">Cluster 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olygon draw:style-name="gr2" draw:text-style-name="P1" draw:layer="layout" svg:width="18.098cm" svg:height="14.288cm" svg:x="1.951cm" svg:y="10.206cm" svg:viewBox="0 0 18099 14289" draw:points="9050,14289 0,14289 0,0 18099,0 18099,14289">
          <text:p/>
        </draw:polygon>
        <draw:polygon draw:style-name="gr2" draw:text-style-name="P1" draw:layer="layout" svg:width="6.35cm" svg:height="9.208cm" svg:x="3.539cm" svg:y="14.651cm" svg:viewBox="0 0 6351 9209" draw:points="3175,9209 0,9209 0,0 6351,0 6351,9209">
          <text:p/>
        </draw:polygon>
        <draw:polygon draw:style-name="gr2" draw:text-style-name="P1" draw:layer="layout" svg:width="5.397cm" svg:height="9.208cm" svg:x="11.476cm" svg:y="14.651cm" svg:viewBox="0 0 5398 9209" draw:points="2700,9209 0,9209 0,0 5398,0 5398,9209">
          <text:p/>
        </draw:polygon>
        <draw:polygon draw:style-name="gr2" draw:text-style-name="P1" draw:layer="layout" svg:width="5.398cm" svg:height="1.588cm" svg:x="8.618cm" svg:y="12.428cm" svg:viewBox="0 0 5399 1589" draw:points="2699,1589 0,1589 0,0 5399,0 5399,1589">
          <text:p/>
        </draw:polygon>
        <draw:frame draw:style-name="gr3" draw:text-style-name="P3" draw:layer="layout" svg:width="2.258cm" svg:height="0.712cm" svg:x="10.276cm" svg:y="12.513cm">
          <draw:text-box>
            <text:p text:style-name="P2"><text:span text:style-name="T1">Ingress </text:span></text:p>
          </draw:text-box>
        </draw:frame>
        <draw:polygon draw:style-name="gr2" draw:text-style-name="P1" draw:layer="layout" svg:width="3.81cm" svg:height="0.635cm" svg:x="5.126cm" svg:y="22.588cm" svg:viewBox="0 0 3811 636" draw:points="1906,636 0,636 0,0 3811,0 3811,636">
          <text:p/>
        </draw:polygon>
        <draw:frame draw:style-name="gr3" draw:text-style-name="P3" draw:layer="layout" svg:width="2.745cm" svg:height="0.712cm" svg:x="9.945cm" svg:y="13.226cm">
          <draw:text-box>
            <text:p text:style-name="P2"><text:span text:style-name="T1">Controller</text:span></text:p>
          </draw:text-box>
        </draw:frame>
        <draw:polygon draw:style-name="gr2" draw:text-style-name="P1" draw:layer="layout" svg:width="3.81cm" svg:height="0.635cm" svg:x="12.111cm" svg:y="22.588cm" svg:viewBox="0 0 3811 636" draw:points="1906,636 0,636 0,0 3811,0 3811,636">
          <text:p/>
        </draw:polygon>
        <draw:frame draw:style-name="gr3" draw:text-style-name="P3" draw:layer="layout" svg:width="1.907cm" svg:height="0.712cm" svg:x="6.1cm" svg:y="22.553cm">
          <draw:text-box>
            <text:p text:style-name="P2"><text:span text:style-name="T1">Host A</text:span></text:p>
          </draw:text-box>
        </draw:frame>
        <draw:polygon draw:style-name="gr2" draw:text-style-name="P1" draw:layer="layout" svg:width="1.905cm" svg:height="1.27cm" svg:x="5.761cm" svg:y="17.509cm" svg:viewBox="0 0 1906 1271" draw:points="953,1271 0,1271 0,0 1906,0 1906,1271">
          <text:p/>
        </draw:polygon>
        <draw:frame draw:style-name="gr3" draw:text-style-name="P3" draw:layer="layout" svg:width="1.907cm" svg:height="0.712cm" svg:x="13.063cm" svg:y="22.553cm">
          <draw:text-box>
            <text:p text:style-name="P2"><text:span text:style-name="T1">Host B</text:span></text:p>
          </draw:text-box>
        </draw:frame>
        <draw:polygon draw:style-name="gr2" draw:text-style-name="P1" draw:layer="layout" svg:width="1.905cm" svg:height="1.27cm" svg:x="13.698cm" svg:y="17.509cm" svg:viewBox="0 0 1906 1271" draw:points="954,1271 0,1271 0,0 1906,0 1906,1271">
          <text:p/>
        </draw:polygon>
        <draw:frame draw:style-name="gr3" draw:text-style-name="P3" draw:layer="layout" svg:width="0.634cm" svg:height="0.712cm" svg:x="6.449cm" svg:y="17.791cm">
          <draw:text-box>
            <text:p text:style-name="P2"><text:span text:style-name="T1">M</text:span></text:p>
          </draw:text-box>
        </draw:frame>
        <draw:polygon draw:style-name="gr2" draw:text-style-name="P1" draw:layer="layout" svg:width="1.905cm" svg:height="1.27cm" svg:x="11.793cm" svg:y="17.509cm" svg:viewBox="0 0 1906 1271" draw:points="954,1271 0,1271 0,0 1906,0 1906,1271">
          <text:p/>
        </draw:polygon>
        <draw:frame draw:style-name="gr3" draw:text-style-name="P3" draw:layer="layout" svg:width="0.634cm" svg:height="0.712cm" svg:x="14.351cm" svg:y="17.791cm">
          <draw:text-box>
            <text:p text:style-name="P2"><text:span text:style-name="T1">W</text:span></text:p>
          </draw:text-box>
        </draw:frame>
        <draw:polygon draw:style-name="gr2" draw:text-style-name="P1" draw:layer="layout" svg:width="1.905cm" svg:height="1.27cm" svg:x="3.856cm" svg:y="17.509cm" svg:viewBox="0 0 1906 1271" draw:points="953,1271 0,1271 0,0 1906,0 1906,1271">
          <text:p/>
        </draw:polygon>
        <draw:frame draw:style-name="gr3" draw:text-style-name="P3" draw:layer="layout" svg:width="0.634cm" svg:height="0.712cm" svg:x="12.481cm" svg:y="17.791cm">
          <draw:text-box>
            <text:p text:style-name="P2"><text:span text:style-name="T1">M</text:span></text:p>
          </draw:text-box>
        </draw:frame>
        <draw:polygon draw:style-name="gr2" draw:text-style-name="P1" draw:layer="layout" svg:width="6.986cm" svg:height="1.272cm" svg:x="7.348cm" svg:y="15.286cm" svg:viewBox="0 0 6987 1273" draw:points="0,636 1391,0 1391,317 5597,317 5597,0 6987,636 5597,1273 5597,954 1391,954 1391,1273">
          <text:p/>
        </draw:polygon>
        <draw:frame draw:style-name="gr3" draw:text-style-name="P3" draw:layer="layout" svg:width="0.634cm" svg:height="0.712cm" svg:x="4.544cm" svg:y="17.791cm">
          <draw:text-box>
            <text:p text:style-name="P2"><text:span text:style-name="T1">M</text:span></text:p>
          </draw:text-box>
        </draw:frame>
        <draw:polygon draw:style-name="gr2" draw:text-style-name="P1" draw:layer="layout" svg:width="3.492cm" svg:height="2.222cm" svg:x="8.936cm" svg:y="9.254cm" svg:viewBox="0 0 3493 2223" draw:points="1746,2223 0,2223 0,0 3493,0 3493,2223">
          <text:p/>
        </draw:polygon>
        <draw:frame draw:style-name="gr3" draw:text-style-name="P3" draw:layer="layout" svg:width="1.585cm" svg:height="0.712cm" svg:x="10.051cm" svg:y="15.568cm">
          <draw:text-box>
            <text:p text:style-name="P2"><text:span text:style-name="T1">:6443</text:span></text:p>
          </draw:text-box>
        </draw:frame>
        <draw:line draw:style-name="gr5" draw:text-style-name="P4" draw:layer="layout" svg:x1="10.841cm" svg:y1="11.476cm" svg:x2="10.841cm" svg:y2="12.149cm">
          <text:p/>
        </draw:line>
        <draw:polygon draw:style-name="gr6" draw:text-style-name="P5" draw:layer="layout" svg:width="0.3cm" svg:height="0.299cm" svg:x="10.691cm" svg:y="12.13cm" svg:viewBox="0 0 301 300" draw:points="301,0 150,300 0,0">
          <text:p/>
        </draw:polygon>
        <draw:polygon draw:style-name="gr2" draw:text-style-name="P1" draw:layer="layout" svg:width="4.445cm" svg:height="0.953cm" svg:x="4.173cm" svg:y="25.128cm" svg:viewBox="0 0 4446 954" draw:points="2223,954 0,954 0,0 4446,0 4446,954">
          <text:p/>
        </draw:polygon>
        <draw:frame draw:style-name="gr3" draw:text-style-name="P3" draw:layer="layout" svg:width="2.821cm" svg:height="0.712cm" svg:x="9.275cm" svg:y="10.012cm">
          <draw:text-box>
            <text:p text:style-name="P2"><text:span text:style-name="T1">IC service</text:span></text:p>
          </draw:text-box>
        </draw:frame>
        <draw:polygon draw:style-name="gr1" draw:text-style-name="P1" draw:layer="layout" svg:width="4.762cm" svg:height="0.953cm" svg:x="12.111cm" svg:y="25.128cm" svg:viewBox="0 0 4763 954" draw:points="2381,954 0,954 0,0 4763,0 4763,954">
          <text:p/>
        </draw:polygon>
        <draw:polygon draw:style-name="gr4" draw:text-style-name="P4" draw:layer="layout" svg:width="4.762cm" svg:height="0.953cm" svg:x="12.111cm" svg:y="25.128cm" svg:viewBox="0 0 4763 954" draw:points="2381,954 0,954 0,0 4763,0 4763,954">
          <text:p/>
        </draw:polygon>
        <draw:frame draw:style-name="gr3" draw:text-style-name="P3" draw:layer="layout" svg:width="3.101cm" svg:height="0.712cm" svg:x="4.847cm" svg:y="25.252cm">
          <draw:text-box>
            <text:p text:style-name="P2"><text:span text:style-name="T1">Log Server</text:span></text:p>
          </draw:text-box>
        </draw:frame>
        <draw:line draw:style-name="gr5" draw:text-style-name="P4" draw:layer="layout" svg:x1="6.714cm" svg:y1="24.494cm" svg:x2="6.714cm" svg:y2="24.849cm">
          <text:p/>
        </draw:line>
        <draw:polygon draw:style-name="gr6" draw:text-style-name="P5" draw:layer="layout" svg:width="0.3cm" svg:height="0.299cm" svg:x="6.564cm" svg:y="24.83cm" svg:viewBox="0 0 301 300" draw:points="301,0 150,300 0,0">
          <text:p/>
        </draw:polygon>
        <draw:line draw:style-name="gr5" draw:text-style-name="P4" draw:layer="layout" svg:x1="14.334cm" svg:y1="24.494cm" svg:x2="14.334cm" svg:y2="24.849cm">
          <text:p/>
        </draw:line>
        <draw:polygon draw:style-name="gr6" draw:text-style-name="P5" draw:layer="layout" svg:width="0.3cm" svg:height="0.299cm" svg:x="14.184cm" svg:y="24.83cm" svg:viewBox="0 0 301 300" draw:points="301,0 151,300 0,0">
          <text:p/>
        </draw:polygon>
        <draw:line draw:style-name="gr8" draw:text-style-name="P4" draw:layer="layout" svg:x1="10.841cm" svg:y1="6.714cm" svg:x2="10.841cm" svg:y2="8.974cm">
          <text:p/>
        </draw:line>
        <draw:polygon draw:style-name="gr9" draw:text-style-name="P6" draw:layer="layout" svg:width="0.3cm" svg:height="0.299cm" svg:x="10.691cm" svg:y="8.955cm" svg:viewBox="0 0 301 300" draw:points="301,0 150,300 0,0">
          <text:p/>
        </draw:polygon>
        <draw:line draw:style-name="gr10" draw:text-style-name="P4" draw:layer="layout" svg:x1="3.221cm" svg:y1="13.064cm" svg:x2="8.937cm" svg:y2="21.955cm">
          <text:p/>
        </draw:line>
        <draw:line draw:style-name="gr10" draw:text-style-name="P4" draw:layer="layout" svg:x1="7.35cm" svg:y1="13.064cm" svg:x2="4.174cm" svg:y2="22.272cm">
          <text:p/>
        </draw:line>
        <draw:frame draw:style-name="gr3" draw:text-style-name="P3" draw:layer="layout" svg:width="2.711cm" svg:height="0.712cm" svg:x="13.137cm" svg:y="25.252cm">
          <draw:text-box>
            <text:p text:style-name="P2"><text:span text:style-name="T1">Databa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1"/>
    <meta:generator>LibreOffice/6.1.5.2$Linux_X86_64 LibreOffice_project/10$Build-2</meta:generator>
  </office:meta>
</office:document-meta>
</file>